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109" style:master-page-name="Standard" style:family="paragraph" style:name="P27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6">
      <style:text-properties fo:color="#000000" fo:font-family="Sans Serif" fo:font-size="18pt" fo:font-style="normal" style:text-underline-type="none" fo:font-weight="normal"/>
    </style:style>
    <style:style style:family="text" style:name="T7">
      <style:text-properties fo:color="#000000" fo:font-family="Sans Serif" fo:font-size="9pt" fo:font-style="normal" style:text-underline-type="none" fo:font-weight="normal"/>
    </style:style>
    <style:style style:family="text" style:name="T8">
      <style:text-properties fo:color="#000000" fo:font-family="Sans Serif" fo:font-size="18pt" fo:font-style="normal" style:text-underline-type="none" fo:font-weight="normal"/>
    </style:style>
    <style:style style:family="text" style:name="T9">
      <style:text-properties fo:color="#000000" fo:font-family="Sans Serif" fo:font-size="12pt" fo:font-style="normal" style:text-underline-type="none" fo:font-weight="bold"/>
    </style:style>
    <style:style style:family="text" style:name="T10">
      <style:text-properties fo:color="#000000" fo:font-family="Sans Serif" fo:font-size="12pt" fo:font-style="normal" style:text-underline-type="none" fo:font-weight="normal"/>
    </style:style>
    <style:style style:family="text" style:name="T11">
      <style:text-properties fo:font-size="12pt" style:text-underline-type="none"/>
    </style:style>
    <style:style style:parent-style-name="109" style:family="paragraph" style:name="P28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12">
      <style:text-properties fo:color="#000000" fo:font-family="Sans Serif" fo:font-size="12pt" fo:font-style="normal" style:text-underline-type="none" fo:font-weight="bold"/>
    </style:style>
    <style:style style:family="text" style:name="T13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29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14">
      <style:text-properties fo:color="#000000" fo:font-family="Sans Serif" fo:font-size="12pt" fo:font-style="normal" style:text-underline-type="none" fo:font-weight="bold"/>
    </style:style>
    <style:style style:family="text" style:name="T15">
      <style:text-properties fo:color="#000000" fo:font-family="Sans Serif" fo:font-size="12pt" fo:font-style="normal" style:text-underline-type="none" fo:font-weight="normal"/>
    </style:style>
    <style:style style:family="text" style:name="T16">
      <style:text-properties fo:color="#000000" fo:font-family="Sans Serif" fo:font-size="12pt" fo:font-style="normal" style:text-underline-type="none" fo:font-weight="bold"/>
    </style:style>
    <style:style style:family="text" style:name="T17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0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18">
      <style:text-properties fo:color="#000000" fo:font-family="Sans Serif" fo:font-size="12pt" fo:font-style="normal" style:text-underline-type="none" fo:font-weight="bold"/>
    </style:style>
    <style:style style:family="text" style:name="T19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1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20">
      <style:text-properties fo:color="#000000" fo:font-family="Sans Serif" fo:font-size="12pt" fo:font-style="normal" style:text-underline-type="none" fo:font-weight="bold"/>
    </style:style>
    <style:style style:family="text" style:name="T21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2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22">
      <style:text-properties fo:color="#000000" fo:font-family="Sans Serif" fo:font-size="12pt" fo:font-style="normal" style:text-underline-type="none" fo:font-weight="bold"/>
    </style:style>
    <style:style style:family="text" style:name="T23">
      <style:text-properties fo:color="#000000" fo:font-family="Sans Serif" fo:font-size="12pt" fo:font-style="normal" style:text-underline-type="none" fo:font-weight="normal"/>
    </style:style>
    <style:style style:family="text" style:name="T24">
      <style:text-properties fo:color="#000000" fo:font-family="Sans Serif" fo:font-size="12pt" fo:font-style="normal" style:text-underline-type="none" fo:font-weight="normal"/>
    </style:style>
    <style:style style:family="text" style:name="T25">
      <style:text-properties fo:color="#000000" fo:font-family="Sans Serif" fo:font-size="12pt" fo:font-style="normal" style:text-underline-type="none" fo:font-weight="normal"/>
    </style:style>
    <style:style style:family="text" style:name="T26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33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27">
      <style:text-properties fo:color="#000000" fo:font-family="Sans Serif" fo:font-size="18pt" fo:font-style="normal" style:text-underline-type="none" fo:font-weight="normal"/>
    </style:style>
    <style:style style:parent-style-name="115" style:family="text" style:name="T28">
      <style:text-properties fo:color="#000000" fo:font-family="Sans Serif" fo:font-size="18pt" fo:font-style="normal" style:text-underline-type="none" fo:font-weight="normal"/>
    </style:style>
    <style:style style:family="text" style:name="T29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34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0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5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1">
      <style:text-properties fo:color="#000000" fo:font-family="Sans Serif" fo:font-size="12pt" fo:font-style="normal" style:text-underline-type="none" fo:font-weight="normal"/>
    </style:style>
    <style:style style:family="text" style:name="T32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6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3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7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4">
      <style:text-properties fo:color="#000000" fo:font-family="Sans Serif" fo:font-size="12pt" fo:font-style="normal" style:text-underline-type="none" fo:font-weight="normal"/>
    </style:style>
    <style:style style:family="text" style:name="T35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8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6">
      <style:text-properties fo:color="#000000" fo:font-family="Sans Serif" fo:font-size="12pt" fo:font-style="normal" style:text-underline-type="none" fo:font-weight="normal"/>
    </style:style>
    <style:style style:family="text" style:name="T37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39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38">
      <style:text-properties fo:color="#000000" fo:font-family="Sans Serif" fo:font-size="12pt" fo:font-style="normal" style:text-underline-type="none" fo:font-weight="normal"/>
    </style:style>
    <style:style style:family="text" style:name="T39">
      <style:text-properties fo:color="#000000" fo:font-family="Times New Roman" style:font-family-asian="Times New Roman" style:font-family-complex="Times New Roman" fo:font-size="12pt" style:text-underline-type="none"/>
    </style:style>
    <style:style style:parent-style-name="109" style:family="paragraph" style:name="P40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40">
      <style:text-properties fo:color="#000000" fo:font-family="Sans Serif" fo:font-size="12pt" fo:font-style="normal" style:text-underline-type="none" fo:font-weight="normal"/>
    </style:style>
    <style:style style:family="text" style:name="T41">
      <style:text-properties fo:color="#000000" fo:font-family="Sans Serif" fo:font-size="12pt" fo:font-style="normal" style:text-underline-type="none" fo:font-weight="normal"/>
    </style:style>
    <style:style style:family="text" style:name="T42">
      <style:text-properties fo:color="#000000" fo:font-family="Times New Roman" style:font-family-asian="Times New Roman" style:font-family-complex="Times New Roman" fo:font-size="12pt" style:text-underline-type="none"/>
    </style:style>
    <style:style style:family="text" style:name="T43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1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44">
      <style:text-properties fo:color="#000000" fo:font-family="Sans Serif" fo:font-size="18pt" fo:font-style="normal" style:text-underline-type="none" fo:font-weight="normal"/>
    </style:style>
    <style:style style:family="text" style:name="T45">
      <style:text-properties fo:color="#000000" fo:font-family="Sans Serif" fo:font-size="18pt" fo:font-style="normal" style:text-underline-type="none" fo:font-weight="normal"/>
    </style:style>
    <style:style style:family="text" style:name="T46">
      <style:text-properties fo:color="#000000" fo:font-family="Sans Serif" fo:font-size="18pt" fo:font-style="normal" style:text-underline-type="none" fo:font-weight="normal"/>
    </style:style>
    <style:style style:family="text" style:name="T47">
      <style:text-properties fo:color="#000000" fo:font-family="Sans Serif" fo:font-size="12pt" fo:font-style="normal" style:text-underline-type="none" fo:font-weight="normal"/>
    </style:style>
    <style:style style:family="text" style:name="T48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2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49">
      <style:text-properties fo:color="#000000" fo:font-family="Sans Serif" fo:font-size="18pt" fo:font-style="normal" style:text-underline-type="none" fo:font-weight="normal"/>
    </style:style>
    <style:style style:family="text" style:name="T50">
      <style:text-properties fo:color="#000000" fo:font-family="Sans Serif" fo:font-size="18pt" fo:font-style="normal" style:text-underline-type="none" fo:font-weight="normal"/>
    </style:style>
    <style:style style:family="text" style:name="T51">
      <style:text-properties fo:color="#000000" fo:font-family="Sans Serif" fo:font-size="18pt" fo:font-style="normal" style:text-underline-type="none" fo:font-weight="normal"/>
    </style:style>
    <style:style style:family="text" style:name="T52">
      <style:text-properties fo:color="#000000" fo:font-family="Sans Serif" fo:font-size="18pt" fo:font-style="normal" style:text-underline-type="none" fo:font-weight="normal"/>
    </style:style>
    <style:style style:family="text" style:name="T53">
      <style:text-properties fo:color="#000000" fo:font-family="Sans Serif" fo:font-size="18pt" fo:font-style="normal" style:text-underline-type="none" fo:font-weight="normal"/>
    </style:style>
    <style:style style:family="text" style:name="T54">
      <style:text-properties fo:color="#000000" fo:font-family="Sans Serif" fo:font-size="12pt" fo:font-style="normal" style:text-underline-type="none" fo:font-weight="normal"/>
    </style:style>
    <style:style style:family="text" style:name="T55">
      <style:text-properties fo:color="#000000" fo:font-family="Sans Serif" fo:font-size="18pt" fo:font-style="normal" style:text-underline-type="none" fo:font-weight="normal"/>
    </style:style>
    <style:style style:family="text" style:name="T56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3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57">
      <style:text-properties fo:color="#000000" fo:font-family="Sans Serif" fo:font-size="18pt" fo:font-style="normal" style:text-underline-type="none" fo:font-weight="normal"/>
    </style:style>
    <style:style style:family="text" style:name="T58">
      <style:text-properties fo:color="#000000" fo:font-family="Courier New" style:font-family-asian="Courier New" style:font-family-complex="Courier New" fo:font-size="12pt" style:text-underline-type="none" fo:background-color="#ffffff"/>
    </style:style>
    <style:style style:family="text" style:name="T59">
      <style:text-properties fo:color="#000000" fo:font-family="Courier New" style:font-family-asian="Courier New" style:font-family-complex="Courier New" fo:font-size="12pt" style:text-underline-type="none"/>
    </style:style>
    <style:style style:family="text" style:name="T60">
      <style:text-properties fo:color="#000000" fo:font-family="Sans Serif" style:font-family-asian="Sans Serif" style:font-family-complex="Sans Serif" fo:font-size="12pt" style:text-underline-type="none"/>
    </style:style>
    <style:style style:family="text" style:name="T61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4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62">
      <style:text-properties fo:color="#000000" fo:font-family="Sans Serif" fo:font-size="18pt" fo:font-style="normal" style:text-underline-type="none" fo:font-weight="normal"/>
    </style:style>
    <style:style style:family="text" style:name="T63">
      <style:text-properties fo:color="#000000" fo:font-family="Sans Serif" fo:font-size="12pt" fo:font-style="normal" style:text-underline-type="none" fo:font-weight="normal"/>
    </style:style>
    <style:style style:family="text" style:name="T64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5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65">
      <style:text-properties fo:color="#000000" fo:font-family="Sans Serif" fo:font-size="18pt" fo:font-style="normal" style:text-underline-type="none" fo:font-weight="normal"/>
    </style:style>
    <style:style style:family="text" style:name="T66">
      <style:text-properties fo:color="#000000" fo:font-family="Sans Serif" fo:font-size="12pt" fo:font-style="normal" style:text-underline-type="none" fo:font-weight="normal"/>
    </style:style>
    <style:style style:family="text" style:name="T67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6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68">
      <style:text-properties fo:color="#000000" fo:font-family="Sans Serif" fo:font-size="18pt" fo:font-style="normal" style:text-underline-type="none" fo:font-weight="normal"/>
    </style:style>
    <style:style style:family="text" style:name="T69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7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70">
      <style:text-properties fo:color="#000000" fo:font-family="Sans Serif" fo:font-size="12pt" fo:font-style="normal" style:text-underline-type="none" fo:font-weight="normal"/>
    </style:style>
    <style:style style:family="text" style:name="T71">
      <style:text-properties fo:color="#000000" fo:font-family="Sans Serif" fo:font-size="18pt" fo:font-style="normal" style:text-underline-type="none" fo:font-weight="normal"/>
    </style:style>
    <style:style style:family="text" style:name="T72">
      <style:text-properties fo:color="#000000" fo:font-family="Sans Serif" fo:font-size="18pt" fo:font-style="normal" style:text-underline-type="none" fo:font-weight="normal"/>
    </style:style>
    <style:style style:family="text" style:name="T73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8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74">
      <style:text-properties fo:color="#000000" fo:font-family="Sans Serif" fo:font-size="12pt" fo:font-style="normal" style:text-underline-type="none" fo:font-weight="bold"/>
    </style:style>
    <style:style style:family="text" style:name="T75">
      <style:text-properties fo:color="#000000" fo:font-family="Sans Serif" fo:font-size="12pt" fo:font-style="normal" style:text-underline-type="none" fo:font-weight="normal"/>
    </style:style>
    <style:style style:family="text" style:name="T76">
      <style:text-properties fo:color="#000000" fo:font-family="Sans Serif" fo:font-size="12pt" fo:font-style="normal" style:text-underline-type="none" fo:font-weight="normal"/>
    </style:style>
    <style:style style:family="text" style:name="T77">
      <style:text-properties fo:color="#000000" fo:font-family="Sans Serif" fo:font-size="12pt" fo:font-style="normal" style:text-underline-type="none" fo:font-weight="normal"/>
    </style:style>
    <style:style style:family="text" style:name="T78">
      <style:text-properties fo:color="#000000" fo:font-family="Sans Serif" fo:font-size="18pt" fo:font-style="normal" style:text-underline-type="none" fo:font-weight="normal"/>
    </style:style>
    <style:style style:family="text" style:name="T79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49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80">
      <style:text-properties fo:color="#000000" fo:font-family="Sans Serif" fo:font-size="12pt" fo:font-style="normal" style:text-underline-type="none" fo:font-weight="normal"/>
    </style:style>
    <style:style style:family="text" style:name="T81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50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82">
      <style:text-properties fo:color="#000000" fo:font-family="Sans Serif" fo:font-size="12pt" fo:font-style="normal" style:text-underline-type="none" fo:font-weight="normal"/>
    </style:style>
    <style:style style:family="text" style:name="T83">
      <style:text-properties fo:color="#000000" fo:font-family="Sans Serif" fo:font-size="18pt" fo:font-style="normal" style:text-underline-type="none" fo:font-weight="normal"/>
    </style:style>
    <style:style style:family="text" style:name="T84">
      <style:text-properties fo:color="#000000" fo:font-family="Sans Serif" fo:font-size="12pt" fo:font-style="normal" style:text-underline-type="none" fo:font-weight="normal"/>
    </style:style>
    <style:style style:family="text" style:name="T85">
      <style:text-properties fo:color="#000000" fo:font-family="Sans Serif" fo:font-size="18pt" fo:font-style="normal" style:text-underline-type="none" fo:font-weight="normal"/>
    </style:style>
    <style:style style:family="text" style:name="T86">
      <style:text-properties fo:color="#000000" fo:font-family="Sans Serif" fo:font-size="12pt" fo:font-style="normal" style:text-underline-type="none" fo:font-weight="normal"/>
    </style:style>
    <style:style style:family="text" style:name="T87">
      <style:text-properties fo:color="#000000" fo:font-family="Sans Serif" fo:font-size="12pt" fo:font-style="normal" style:text-underline-type="none" fo:font-weight="normal"/>
    </style:style>
    <style:style style:family="text" style:name="T88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51">
      <style:text-properties fo:color="#000000" fo:font-family="Sans Serif" fo:font-size="12pt" fo:font-style="normal" style:text-underline-type="none" fo:font-weight="normal"/>
      <style:paragraph-properties fo:margin-left="0cm" fo:margin-right="0cm" fo:text-indent="-0cm"/>
    </style:style>
    <style:style style:family="text" style:name="T89">
      <style:text-properties fo:color="#000000" fo:font-family="Sans Serif" fo:font-size="18pt" fo:font-style="normal" style:text-underline-type="none" fo:font-weight="normal"/>
    </style:style>
    <style:style style:family="text" style:name="T90">
      <style:text-properties fo:color="#000000" fo:font-family="Sans Serif" fo:font-size="12pt" fo:font-style="normal" style:text-underline-type="none" fo:font-weight="normal"/>
    </style:style>
    <style:style style:family="text" style:name="T91">
      <style:text-properties fo:color="#000000" fo:font-family="Sans Serif" fo:font-size="18pt" fo:font-style="normal" style:text-underline-type="none" fo:font-weight="normal"/>
    </style:style>
    <style:style style:family="text" style:name="T92">
      <style:text-properties fo:color="#000000" fo:font-family="Sans Serif" fo:font-size="18pt" fo:font-style="normal" style:text-underline-type="none" fo:font-weight="normal"/>
    </style:style>
    <style:style style:parent-style-name="109" style:family="paragraph" style:name="P52">
      <style:text-properties fo:color="#000000" fo:font-family="Courier New" style:font-family-asian="Courier New" style:font-family-complex="Courier New" fo:font-size="10pt" style:text-underline-type="none"/>
      <style:paragraph-properties fo:margin-left="0cm" fo:margin-right="0cm" fo:text-indent="-0cm"/>
    </style:style>
    <style:style style:family="text" style:name="T93">
      <style:text-properties fo:color="#000000" fo:font-family="Sans Serif" fo:font-size="18pt" fo:font-style="normal" style:text-underline-type="none" fo:font-weight="normal"/>
    </style:style>
    <style:style style:family="text" style:name="T94">
      <style:text-properties fo:color="#000000" fo:font-family="Sans Serif" fo:font-size="18pt" fo:font-style="normal" style:text-underline-type="none" fo:font-weight="normal"/>
    </style:style>
    <style:style style:family="text" style:name="T95">
      <style:text-properties fo:color="#000000" fo:font-family="Sans Serif" fo:font-size="12pt" fo:font-style="normal" style:text-underline-type="none" fo:font-weight="normal"/>
    </style:style>
    <style:style style:family="text" style:name="T96">
      <style:text-properties fo:color="#000000" fo:font-family="Sans Serif" fo:font-size="18pt" fo:font-style="normal" style:text-underline-type="none" fo:font-weight="normal"/>
    </style:style>
    <style:style style:family="text" style:name="T97">
      <style:text-properties fo:color="#000000" fo:font-family="Sans Serif" fo:font-size="12pt" fo:font-style="normal" style:text-underline-type="none" fo:font-weight="normal"/>
    </style:style>
    <style:style style:parent-style-name="109" style:family="paragraph" style:name="P53">
      <style:text-properties fo:color="#000000" fo:font-family="Sans Serif" fo:font-size="18pt" fo:font-style="normal" style:text-underline-type="none" fo:font-weight="normal"/>
      <style:paragraph-properties fo:margin-left="0cm" fo:margin-right="0cm" fo:text-indent="-0cm"/>
    </style:style>
    <style:style style:family="text" style:name="T98">
      <style:text-properties fo:color="#000000" fo:font-family="Sans Serif" fo:font-size="18pt" fo:font-style="normal" style:text-underline-type="none" fo:font-weight="normal"/>
    </style:style>
    <style:style style:family="text" style:name="T99">
      <style:text-properties fo:color="#000000" fo:font-family="Sans Serif" fo:font-size="12pt" fo:font-style="normal" style:text-underline-type="none" fo:font-weight="normal"/>
    </style:style>
    <style:style style:family="text" style:name="T100">
      <style:text-properties fo:color="#000000" fo:font-family="Sans Serif" fo:font-size="18pt" fo:font-style="normal" style:text-underline-type="none" fo:font-weight="normal"/>
    </style:style>
  </office:automatic-styles>
  <office:body>
    <office:text text:use-soft-page-breaks="true">
      <text:p text:style-name="P27"><text:span text:style-name="T6">На вакансию Backend-разработчика:<text:line-break/><text:line-break/></text:span><text:span text:style-name="T7"><text:line-break/></text:span><text:span text:style-name="T8">0. В чем разница между GET и POST(Что знаете о PUT, DELETE)? Что означает 301 код HTTP-ответа? Как работают Cookies? А сессии? В чем отличия?<text:line-break/></text:span><text:span text:style-name="T9">GET</text:span><text:span text:style-name="T10"> - используется для запроса данных. Принципиально является URL'ом, который может быть закеширован браузером. Требует кодирования/декодирования. Длина строки регламентирована 256 байт, но браузеры умеют больше.</text:span><text:span text:style-name="T11"/></text:p>
      <text:p text:style-name="P28"><text:span text:style-name="T12">POST</text:span><text:span text:style-name="T13"> - используется для передачи данных на сервер. Данные не кешируются браузером, не требует кодирования/декодирования. Ограничитель на размер передаваемых находится в голове разработчика :).</text:span><text:span/></text:p>
      <text:p text:style-name="P29"><text:span text:style-name="T14">PUT</text:span><text:span text:style-name="T15"> и </text:span><text:span text:style-name="T16">DELETE</text:span><text:span text:style-name="T17"> используются при построении REST API и не имеют поддержки в FORM method.</text:span><text:span/></text:p>
      <text:p text:style-name="P30"><text:span text:style-name="T18">301</text:span><text:span text:style-name="T19"> - Редирект на постоянной основе. Сервер возвращает новый URL, соответствующий старому. Желательно учесть это на будущее. Редирект также используется при передаче данных формы, если в ACTION формы указан URL.</text:span><text:span/></text:p>
      <text:p text:style-name="P31"><text:span text:style-name="T20">ccokie</text:span><text:span text:style-name="T21"> - небольшой набор данных для идентификации браузера на постоянной основе для следующего сеанса связи. В т.ч. и аутентификация пользователя. Хранится в локальном наборе данных браузера. Могут иметь TTL. Аутентификационный печеньки принято шифровать.</text:span><text:span/></text:p>
      <text:p text:style-name="P32"><text:span text:style-name="T22">Сессия</text:span><text:span text:style-name="T23"> - сам по себе http является сессионным протоколом, т.е. после получения данных соединение разрывается и параметры соединения не хранятся. </text:span><text:span text:style-name="T24">Т.е., в отличие от печенек, не хранит ни каких данных. </text:span><text:span/><text:span text:style-name="T25">Всё, что происходит в следующем вопросе - происходит в рамках сессии. </text:span><text:span text:style-name="T26"><text:line-break/></text:span><text:span/></text:p>
      <text:p text:style-name="P33"><text:span text:style-name="T27">1. Вы ввели в адресной строке </text:span><text:a xlink:href="https://ya.ru/" xlink:type="simple"><text:span text:style-name="T28">https://ya.ru</text:span></text:a><text:span text:style-name="T29"> и нажали Enter. Распишите все шаги которые происходят в системе, сети до отображения страницы в браузере. (Мин 10 шагов);</text:span><text:span/></text:p>
      <text:p text:style-name="P34"><text:span text:style-name="T30">0. Если введённая строка является URL'ом, браузер выделяет домен и вызывает метод connect ОС. Если порт явно не указан, то в случае https запрашивается соединение на порт 443, в случае http запрашивается соединение на порт 80.</text:span><text:span/></text:p>
      <text:p text:style-name="P35"><text:span text:style-name="T31">1. connect обращается к DNS и получает IP ресурса.</text:span><text:span text:style-name="T32"/></text:p>
      <text:p text:style-name="P36"><text:span text:style-name="T33">2. connect возвращает сокет либо ошибку, если соединение по какой-то причине не удалось.</text:span><text:span/></text:p>
      <text:p text:style-name="P37"><text:span text:style-name="T34">3. Если соединение https, сервер передаёт сертификат, который используется для шифрования канала.</text:span><text:span text:style-name="T35"/></text:p>
      <text:p text:style-name="P38"><text:span text:style-name="T36">4. При удачном соединении браузер передаёт в полученный сокет введённый URL.</text:span><text:span text:style-name="T37"/></text:p>
      <text:p text:style-name="P39"><text:span text:style-name="T38">5. Если описываемый URL'ом ресурс имеется на сервере, то ресурс передаётся в браузер. Обычно файл (не важно, html или бинарный). Обычно используется метод GET. В случае использования методов CONNECT или HEAD передачи файла не происходит. Так же сервер отправляет 200 OK. На этом этапе так же участвуют coockies (например, для проверки аутентификации пользователя для доступа к данному ресурсу). На данном этапе возможен редирект.</text:span><text:span text:style-name="T39"/><text:span/></text:p>
      <text:p text:style-name="P40"><text:span text:style-name="T40">6. Если получен html файл, то выстраивается DOM и обрабатываются теги link и scrypt и события onready. На эту тему мне понравился доклад</text:span><text:span/><text:span text:style-name="T41"> «</text:span><text:span text:style-name="T42">Виталий Фридман - Responsive Web-дизайн. Трюки и уловки _ Технострим-_VgwsxuxXqE».</text:span><text:span text:style-name="T43"><text:line-break/></text:span><text:span/></text:p>
      <text:p text:style-name="P41"><text:span text:style-name="T44">2. Есть массив с 20 целыми числами. Найти первые 3 числа боль</text:span><text:span text:style-name="T45">ш</text:span><text:span text:style-name="T46">е заданного.<text:line-break/></text:span><text:span text:style-name="T47">https://github.com/andrewisakov/liquid_test/2</text:span><text:span text:style-name="T48"><text:line-break/></text:span><text:span/></text:p>
      <text:p text:style-name="P42"><text:span text:style-name="T49">3. Есть фраза на английском. Необходим уникальны</text:span><text:span text:style-name="T50">й</text:span><text:span text:style-name="T51"> массив согласных, использованны</text:span><text:span text:style-name="T52">й</text:span><text:span text:style-name="T53"> в этой фразе.<text:line-break/></text:span><text:span text:style-name="T54">https://github.com/andrewisakov/liquid_test/3</text:span><text:span text:style-name="T55"/><text:span text:style-name="T56"><text:line-break/></text:span><text:span/></text:p>
      <text:p text:style-name="P43"><text:span text:style-name="T57">4. Есть словарь. Инвертировать его. Т.е. пары ключ: значение поменять местами — значение: ключ.<text:line-break/></text:span><text:span text:style-name="T58">{v: k for k, v in mydict.items()}</text:span><text:span text:style-name="T59"><text:line-break/></text:span><text:span text:style-name="T60">Но здесь есть ньанс. Новый словарь может получиться короче исходного, т.к. действует ограничение на ключи, а значения для разных ключей могут совпадать.</text:span><text:span text:style-name="T61"><text:line-break/></text:span><text:span/></text:p>
      <text:p text:style-name="P44"><text:span text:style-name="T62">5. Что означает и для чего используется конструкция __name__== '__main__'<text:line-break/></text:span><text:span text:style-name="T63">Это связано с областью видимости. С помощью данной конструкции выясняется, запущен ли данный модуль, как основной либо импортирован (не __main__).</text:span><text:span text:style-name="T64"><text:line-break/></text:span><text:span/></text:p>
      <text:p text:style-name="P45"><text:span text:style-name="T65">6. Что такое декораторы? Зачем их использовать? Какие плюсы?<text:line-break/></text:span><text:span text:style-name="T66">По сути это функции, используемые для особой магии python. Позволяют изменять поведение объекта, не меняя его реализации либо связанного с ним API.</text:span><text:span text:style-name="T67"><text:line-break/></text:span><text:span/></text:p>
      <text:p text:style-name="P46"><text:span text:style-name="T68">7. Внизу предоставлено два способа объявления массива:<text:line-break/><text:line-break/>    # Инициализация массива -- метод 1<text:line-break/>    ...<text:line-break/>    x = [[1,2,3,4]] * 3<text:line-break/>    x<text:line-break/>    [[1, 2, 3, 4], [1, 2, 3, 4], [1, 2, 3, 4]]<text:line-break/></text:span><text:span text:style-name="T69"><text:line-break/>    # Инициализация массива -- метод 2<text:line-break/>    ...<text:line-break/>    y = [[1,2,3,4] for _ in range(3)]<text:line-break/>    y<text:line-break/>    [[1, 2, 3, 4], [1, 2, 3, 4], [1, 2, 3, 4]]<text:line-break/><text:line-break/>    # Какой метод следует использовать и почему?</text:span><text:span/></text:p>
      <text:p text:style-name="P47"><text:span text:style-name="T70">Предпочтительнее второй метод, ибо первый создаёт три указателя на один ит тот же объект. Второй создаёт три различных объекта.</text:span><text:span text:style-name="T71"><text:line-break/><text:line-break/>8. Есть сущность "Задание" Task, есть "Исполнитель" Executor.<text:line-break/>Они находятся в отношении Many-to-Many.<text:line-break/><text:line-break/>С помощью Django ORM вытащить все задания с исполнителем id = 5, созданные в промежутке </text:span><text:span text:style-name="T72">"2018-03-01" и "2018-03-10"</text:span><text:span/><text:span text:style-name="T73"> и в status = "closed"</text:span><text:span/></text:p>
      <text:p text:style-name="P48"><text:span text:style-name="T74">Как-то так: </text:span><text:span text:style-name="T75">Tasks.objects.get(executor=Executor.objects.get(id=5)).filter(status="closed", created__range(</text:span><text:span text:style-name="T76">"2018-03-01", "2018-03-10"</text:span><text:span text:style-name="T77">))</text:span><text:span text:style-name="T78"><text:line-break/><text:line-break/>9. Блокировки и изоляции в Postgres?</text:span><text:span text:style-name="T79"/><text:span/></text:p>
      <text:p text:style-name="P49"><text:span text:style-name="T80">Блокировки применяются при выполнении select. Изоляция необходима для ограничения видимости новых версий строк, которые участвуют в транзакции и она ещё не закрыта.</text:span><text:span text:style-name="T81"><text:line-break/><text:line-break/>10. Что такое транзакция?</text:span><text:span/></text:p>
      <text:p text:style-name="P50"><text:span text:style-name="T82">Это набор изменений в БД, которые должны быть выполнены все, либо отменены по какой-либо причине.</text:span><text:span text:style-name="T83"><text:line-break/><text:line-break/>11. Что такое хранимая процедура?<text:line-break/></text:span><text:span text:style-name="T84">Это именованный набор команд, выполняемый на сервере, как одна команда в пространстве клиента.</text:span><text:span text:style-name="T85"><text:line-break/>Напишите небольшую процедуру, которая при создании новой записи в таблице Transaction, изменяет баланс автора этой транзакции. Структуру таблиц смоделируйте сами.<text:line-break/></text:span><text:span text:style-name="T86">В данном случае это будет триггер BEFORE INSERT.<text:line-break/>CREATE TRIGGER BEFORE INSERT on Transaction<text:line-break/>begin<text:line-break/><text:s text:c="4"/>UPDATE USERS set BALANSE = BALANSE+NEW.AMOUNT where USERS.ID = NEW.USER_ID;<text:line-break/><text:s text:c="4"/>RETURN NEW;<text:line-break/>end;</text:span><text:span/><text:span text:style-name="T87"/><text:span text:style-name="T88"><text:line-break/></text:span><text:span/></text:p>
      <text:p text:style-name="P51"><text:span text:style-name="T89">12. В таблице хранятся целые числа, отсортированные по возрастанию, некоторые были удалены. Написать SQL-запрос для поиска второго пропущенного числа. Числа порядковые. 1, 2, 3, 4, 5, 7, 8, 9, 11, 12, 13, 15, 16, 17 =&gt; Найти 10<text:line-break/></text:span><text:span text:style-name="T90">Буду курить и адаптировать решение из </text:span><text:span text:style-name="T91"><text:line-break/></text:span><text:span>http://qaru.site/questions/624302/how-to-check-a-sequence-efficiently-for-used-and-unused-values-in-postgresql</text:span><text:span text:style-name="T92"><text:line-break/></text:span><text:span/></text:p>
      <text:p text:style-name="P52"><text:span text:style-name="T93">13. Написать скрипт который забирает страничку с </text:span><text:span text:style-name="T94">интернета и вытаскивает все ссылки ведущие на внешние(на другом домене)страницы. Без использования BeautifulSoup и подобного.<text:line-break/></text:span><text:span text:style-name="T95">https://github.com/andrewisakov/13</text:span><text:span text:style-name="T96"><text:line-break/><text:line-break/>14. Есть функция. Если в качестве аргумента передать 1, то результат будет 2, если передали 2, результат равен 1. Как может выглядеть эта функция без использования условных операторов. (2 способа)<text:line-break/></text:span><text:span text:style-name="T97">1. a ^ 0b11</text:span><text:span/></text:p>
      <text:p text:style-name="P53"><text:span text:style-name="T98"><text:line-break/>15. Есть таблица с книгами Books, у книги может быть несколько авторов, которые хранятся в табличке Author (У автора тоже может быть несколько книг). Написать запрос для получения списка книг, у которых авторов и соавторов менее 3.<text:line-break/></text:span><text:span text:style-name="T99">https://github.com/andrewisakov/liquid_test/15<text:line-break/></text:span><text:span text:style-name="T10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paragraph">
      <style:text-properties fo:color="#000000" fo:font-family="Times New Roman" style:font-family-asian="Arial" style:font-family-complex="Arial" fo:font-size="10pt" style:text-underline-type="none"/>
      <style:paragraph-properties fo:line-height="100%" fo:text-align="left" style:tab-stop-distance="35.45pt" fo:margin-left="0cm" fo:margin-right="0cm" fo:text-indent="-0cm" fo:margin-top="0pt" fo:margin-bottom="0pt" fo:border-top="none" fo:border-bottom="none" fo:border-left="none" fo:border-right="none"/>
    </style:default-style>
    <style:default-style style:family="text">
      <style:text-properties fo:color="#000000" fo:font-family="Times New Roman" style:font-family-asian="Arial" style:font-family-complex="Arial" fo:font-size="10pt" style:text-underline-type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display-name="Default Paragraph Font" style:family="text" style:name="9">
      <style:text-properties/>
      <style:paragraph-properties/>
    </style:style>
    <style:style style:parent-style-name="108" style:display-name="Heading 1" style:family="paragraph" style:name="11">
      <style:text-properties fo:color="#000000" fo:font-family="Arial" style:font-family-asian="Arial" style:font-family-complex="Arial" fo:font-size="24pt" style:text-underline-type="none" fo:font-weight="bold"/>
      <style:paragraph-properties fo:margin-top="24pt" fo:margin-bottom="0pt"/>
    </style:style>
    <style:style style:parent-style-name="108" style:display-name="Heading 2" style:family="paragraph" style:name="12">
      <style:text-properties fo:color="#000000" fo:font-family="Arial" style:font-family-asian="Arial" style:font-family-complex="Arial" fo:font-size="20pt" style:text-underline-type="none" fo:font-weight="bold"/>
      <style:paragraph-properties fo:margin-top="10pt" fo:margin-bottom="0pt"/>
    </style:style>
    <style:style style:parent-style-name="108" style:display-name="Heading 3" style:family="paragraph" style:name="13">
      <style:text-properties fo:color="#000000" fo:font-family="Arial" style:font-family-asian="Arial" style:font-family-complex="Arial" fo:font-size="18pt" fo:font-style="italic" style:text-underline-type="none" fo:font-weight="bold"/>
      <style:paragraph-properties fo:margin-top="10pt" fo:margin-bottom="0pt"/>
    </style:style>
    <style:style style:parent-style-name="108" style:display-name="Heading 4" style:family="paragraph" style:name="14">
      <style:text-properties fo:color="#232323" fo:font-family="Arial" style:font-family-asian="Arial" style:font-family-complex="Arial" fo:font-size="16pt" style:text-underline-type="none"/>
      <style:paragraph-properties fo:margin-top="10pt" fo:margin-bottom="0pt"/>
    </style:style>
    <style:style style:parent-style-name="108" style:display-name="Heading 5" style:family="paragraph" style:name="15">
      <style:text-properties fo:color="#444444" fo:font-family="Arial" style:font-family-asian="Arial" style:font-family-complex="Arial" fo:font-size="14pt" style:text-underline-type="none" fo:font-weight="bold"/>
      <style:paragraph-properties fo:margin-top="10pt" fo:margin-bottom="0pt"/>
    </style:style>
    <style:style style:parent-style-name="108" style:display-name="Heading 6" style:family="paragraph" style:name="16">
      <style:text-properties fo:color="#232323" fo:font-family="Arial" style:font-family-asian="Arial" style:font-family-complex="Arial" fo:font-size="14pt" fo:font-style="italic" style:text-underline-type="none"/>
      <style:paragraph-properties fo:margin-top="10pt" fo:margin-bottom="0pt"/>
    </style:style>
    <style:style style:parent-style-name="108" style:display-name="Heading 7" style:family="paragraph" style:name="17">
      <style:text-properties fo:color="#606060" fo:font-family="Arial" style:font-family-asian="Arial" style:font-family-complex="Arial" fo:font-size="12pt" style:text-underline-type="none" fo:font-weight="bold"/>
      <style:paragraph-properties fo:margin-top="10pt" fo:margin-bottom="0pt"/>
    </style:style>
    <style:style style:parent-style-name="108" style:display-name="Heading 8" style:family="paragraph" style:name="18">
      <style:text-properties fo:color="#444444" fo:font-family="Arial" style:font-family-asian="Arial" style:font-family-complex="Arial" fo:font-size="12pt" style:text-underline-type="none"/>
      <style:paragraph-properties fo:margin-top="10pt" fo:margin-bottom="0pt"/>
    </style:style>
    <style:style style:parent-style-name="108" style:display-name="Heading 9" style:family="paragraph" style:name="19">
      <style:text-properties fo:color="#444444" fo:font-family="Arial" style:font-family-asian="Arial" style:font-family-complex="Arial" fo:font-size="11.5pt" fo:font-style="italic" style:text-underline-type="none"/>
      <style:paragraph-properties fo:margin-top="10pt" fo:margin-bottom="0pt"/>
    </style:style>
    <style:style style:parent-style-name="108" style:display-name="List Paragraph" style:family="paragraph" style:name="20">
      <style:paragraph-properties fo:margin-left="1.27cm" style:contextual-spacing="true"/>
    </style:style>
    <style:style style:parent-style-name="108" style:display-name="No Spacing" style:family="paragraph" style:name="22">
      <style:text-properties fo:color="#000000" style:text-underline-type="none"/>
      <style:paragraph-properties fo:line-height="100%" fo:margin-bottom="0pt"/>
    </style:style>
    <style:style style:parent-style-name="108" style:display-name="Title" style:family="paragraph" style:name="23">
      <style:text-properties fo:color="#000000" fo:font-size="36pt" style:text-underline-type="none" fo:font-weight="bold"/>
      <style:paragraph-properties fo:line-height="100%" fo:margin-top="15pt" fo:margin-bottom="4pt" fo:border-bottom="0.1058cm solid #000000"/>
    </style:style>
    <style:style style:parent-style-name="108" style:display-name="Subtitle" style:family="paragraph" style:name="24">
      <style:text-properties fo:color="#444444" fo:font-size="26pt" fo:font-style="italic" style:text-underline-type="none"/>
      <style:paragraph-properties fo:line-height="100%"/>
    </style:style>
    <style:style style:parent-style-name="108" style:display-name="Quote" style:family="paragraph" style:name="25">
      <style:text-properties fo:color="#373737" fo:font-size="9pt" fo:font-style="italic" style:text-underline-type="none"/>
      <style:paragraph-properties fo:margin-left="6.001cm" fo:border-bottom="0.05292cm solid #A6A6A6" fo:border-left="0.05292cm solid #A6A6A6"/>
    </style:style>
    <style:style style:parent-style-name="108" style:display-name="Intense Quote" style:family="paragraph" style:name="26">
      <style:text-properties fo:color="#606060" fo:font-size="9.5pt" fo:font-style="italic" style:text-underline-type="none"/>
      <style:paragraph-properties fo:margin-left="1cm" fo:margin-right="1cm" fo:background-color="#d9d9d9" fo:border="0.01764cm solid #808080"/>
    </style:style>
    <style:style style:parent-style-name="108" style:display-name="Header" style:family="paragraph" style:name="27">
      <style:text-properties fo:color="#000000" fo:font-size="11pt" style:text-underline-type="none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08" style:display-name="Footer" style:family="paragraph" style:name="28">
      <style:text-properties fo:color="#000000" fo:font-size="11pt" style:text-underline-type="none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yperlink" style:family="text" style:name="51">
      <style:text-properties fo:color="#0000ff" style:text-underline-type="single" style:text-underline-style="solid" style:text-underline-color="font-color"/>
    </style:style>
    <style:style style:parent-style-name="108" style:display-name="footnote text" style:family="paragraph" style:name="52">
      <style:text-properties fo:font-size="10pt" style:text-underline-type="none"/>
      <style:paragraph-properties fo:line-height="100%" fo:margin-bottom="0pt"/>
    </style:style>
    <style:style style:parent-style-name="9" style:display-name="Footnote Text Char" style:family="text" style:name="53">
      <style:text-properties fo:font-size="10pt" style:text-underline-type="none"/>
    </style:style>
    <style:style style:parent-style-name="9" style:display-name="footnote reference" style:family="text" style:name="54">
      <style:text-properties style:text-position="33%" style:text-underline-type="none"/>
    </style:style>
    <style:style style:display-name="Normal" style:family="paragraph" style:name="108">
      <style:text-properties fo:color="#000000" fo:font-family="Liberation Serif" style:font-family-asian="SimSun" style:font-family-complex="Arial" fo:font-size="12pt" style:text-underline-type="none"/>
      <style:paragraph-properties/>
    </style:style>
    <style:style style:parent-style-name="108" style:display-name="Standard" style:family="paragraph" style:name="109">
      <style:paragraph-properties/>
    </style:style>
    <style:style style:parent-style-name="109" style:display-name="Heading" style:family="paragraph" style:name="110">
      <style:text-properties fo:font-family="Liberation Sans" style:font-family-asian="Microsoft YaHei" style:font-family-complex="Arial" fo:font-size="14pt" style:text-underline-type="none"/>
      <style:paragraph-properties fo:margin-top="12pt" fo:margin-bottom="6pt"/>
    </style:style>
    <style:style style:parent-style-name="109" style:display-name="Text_20_body" style:family="paragraph" style:name="111">
      <style:paragraph-properties fo:line-height="120%" fo:margin-top="0pt" fo:margin-bottom="7pt"/>
    </style:style>
    <style:style style:parent-style-name="111" style:display-name="List" style:family="paragraph" style:name="112">
      <style:text-properties style:font-family-complex="Arial" style:text-underline-type="none"/>
    </style:style>
    <style:style style:parent-style-name="109" style:display-name="Caption" style:family="paragraph" style:name="113">
      <style:text-properties style:font-family-complex="Arial" fo:font-size="12pt" fo:font-style="italic" style:text-underline-type="none"/>
      <style:paragraph-properties fo:margin-top="6pt" fo:margin-bottom="6pt"/>
    </style:style>
    <style:style style:parent-style-name="109" style:display-name="Index" style:family="paragraph" style:name="114">
      <style:text-properties style:font-family-complex="Arial" style:text-underline-type="none"/>
    </style:style>
    <style:style style:display-name="Internet_20_link" style:family="text" style:name="115">
      <style:text-properties fo:color="#000080" style:text-underline-type="single" style:text-underline-style="solid" style:text-underline-color="font-color"/>
    </style:style>
    <style:style style:display-name="GenStyleDefPar" style:family="paragraph" style:name="134"/>
  </office:styles>
  <office:automatic-styles>
    <style:page-layout style:name="Mpm1">
      <style:page-layout-properties fo:page-width="21cm" fo:page-height="29.7cm" fo:margin-left="2cm" fo:margin-right="2cm" fo:margin-top="2cm" fo:margin-bottom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 Online Editor</meta:generator>
    <meta:initial-creator/>
    <meta:creation-date/>
    <meta:editing-cycles/>
    <meta:editing-duration/>
    <dc:date/>
    <dc:creator/>
    <meta:document-statistic/>
  </office:meta>
</office:document-meta>
</file>